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096cm"/>
    </style:style>
    <style:style style:name="Table1.B" style:family="table-column">
      <style:table-column-properties style:column-width="13.917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092cm" fo:margin-left="0cm" table:align="left"/>
    </style:style>
    <style:style style:name="Table3.A" style:family="table-column">
      <style:table-column-properties style:column-width="5.001cm"/>
    </style:style>
    <style:style style:name="Table3.B" style:family="table-column">
      <style:table-column-properties style:column-width="4.498cm"/>
    </style:style>
    <style:style style:name="Table3.C" style:family="table-column">
      <style:table-column-properties style:column-width="7.594cm"/>
    </style:style>
    <style:style style:name="Table3.1" style:family="table-row">
      <style:table-row-properties style:min-row-height="0.9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013cm" fo:margin-left="0cm" table:align="left"/>
    </style:style>
    <style:style style:name="Table2.A" style:family="table-column">
      <style:table-column-properties style:column-width="3.096cm"/>
    </style:style>
    <style:style style:name="Table2.B" style:family="table-column">
      <style:table-column-properties style:column-width="4.313cm"/>
    </style:style>
    <style:style style:name="Table2.C" style:family="table-column">
      <style:table-column-properties style:column-width="9.604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row">
      <style:table-row-properties style:min-row-height="1.677cm"/>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f1472" officeooo:paragraph-rsid="0022758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f1472" officeooo:paragraph-rsid="002689c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689c6" officeooo:paragraph-rsid="002689c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17d74" officeooo:paragraph-rsid="0042a4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f99c5" officeooo:paragraph-rsid="0042a4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689c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9" style:family="paragraph" style:parent-style-name="Standard">
      <style:paragraph-properties fo:text-align="justify" style:justify-single-word="false"/>
      <style:text-properties style:font-name="Arial" fo:font-size="12pt" officeooo:paragraph-rsid="0034b4ff" style:font-size-asian="12pt" style:font-size-complex="12pt"/>
    </style:style>
    <style:style style:name="P10" style:family="paragraph" style:parent-style-name="Standard">
      <style:paragraph-properties fo:text-align="justify" style:justify-single-word="false"/>
      <style:text-properties style:font-name="Arial" fo:font-size="12pt" officeooo:rsid="0034b4ff" officeooo:paragraph-rsid="0034b4ff" style:font-size-asian="12pt" style:font-size-complex="12pt"/>
    </style:style>
    <style:style style:name="P11" style:family="paragraph" style:parent-style-name="Standard">
      <style:paragraph-properties fo:text-align="center" style:justify-single-word="false"/>
      <style:text-properties style:font-name="Arial" fo:font-size="12pt" officeooo:paragraph-rsid="000ebe23" style:font-size-asian="12pt" style:font-size-complex="12pt"/>
    </style:style>
    <style:style style:name="P12"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0ebe23" officeooo:paragraph-rsid="000ebe23"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0f72bf" officeooo:paragraph-rsid="000f72b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15dfa2" officeooo:paragraph-rsid="0015dfa2"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1e0a2b" officeooo:paragraph-rsid="001e0a2b"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2dc78e" officeooo:paragraph-rsid="002dc78e"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310cad" officeooo:paragraph-rsid="00310cad"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3ccbf7" officeooo:paragraph-rsid="003ccbf7"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3f99c5" officeooo:paragraph-rsid="003f99c5"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491b0c" officeooo:paragraph-rsid="00491b0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516047" officeooo:paragraph-rsid="0051604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54138c" officeooo:paragraph-rsid="0054138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officeooo:rsid="003b3e80" officeooo:paragraph-rsid="003b3e80"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officeooo:rsid="000f72bf" officeooo:paragraph-rsid="000f72bf"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officeooo:rsid="002dc78e" officeooo:paragraph-rsid="002dc78e"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Arial" fo:font-size="12pt" fo:font-style="normal" style:text-underline-style="none" fo:font-weight="normal" officeooo:rsid="000f72bf" officeooo:paragraph-rsid="0015dfa2"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Arial" fo:font-size="12pt" fo:font-style="normal" style:text-underline-style="none" fo:font-weight="normal" officeooo:rsid="000f72bf" officeooo:paragraph-rsid="0011ec81"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Arial" fo:font-size="12pt" fo:font-style="normal" style:text-underline-style="none" fo:font-weight="normal" officeooo:rsid="000f72bf" officeooo:paragraph-rsid="001010ab"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Arial" fo:font-size="12pt" fo:font-style="normal" style:text-underline-style="none" fo:font-weight="normal" officeooo:rsid="0015dfa2" officeooo:paragraph-rsid="0015dfa2"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Arial" fo:font-size="12pt" fo:font-style="normal" style:text-underline-style="none" fo:font-weight="normal" officeooo:rsid="0015dfa2" officeooo:paragraph-rsid="0017ff6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Arial" fo:font-size="12pt" fo:font-style="normal" style:text-underline-style="none" fo:font-weight="normal" officeooo:rsid="0011bcc6" officeooo:paragraph-rsid="0011bcc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Arial" fo:font-size="12pt" fo:font-style="normal" style:text-underline-style="none" fo:font-weight="normal" officeooo:rsid="0011bcc6" officeooo:paragraph-rsid="002f0167"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Arial" fo:font-size="12pt" fo:font-style="normal" style:text-underline-style="none" fo:font-weight="normal" officeooo:rsid="0011bcc6" officeooo:paragraph-rsid="005da96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Arial" fo:font-size="12pt" fo:font-style="normal" style:text-underline-style="none" fo:font-weight="normal" officeooo:rsid="001a7c9e" officeooo:paragraph-rsid="001a7c9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Arial" fo:font-size="12pt" fo:font-style="normal" style:text-underline-style="none" fo:font-weight="normal" officeooo:rsid="001b6c24" officeooo:paragraph-rsid="001b6c24"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Arial" fo:font-size="12pt" fo:font-style="normal" style:text-underline-style="none" fo:font-weight="normal" officeooo:rsid="001e0a2b" officeooo:paragraph-rsid="001e0a2b"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Arial" fo:font-size="12pt" fo:font-style="normal" style:text-underline-style="none" fo:font-weight="normal" officeooo:rsid="001f1472" officeooo:paragraph-rsid="002689c6"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Arial" fo:font-size="12pt" fo:font-style="normal" style:text-underline-style="none" fo:font-weight="normal" officeooo:rsid="00231c1c" officeooo:paragraph-rsid="00231c1c"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Arial" fo:font-size="12pt" fo:font-style="normal" style:text-underline-style="none" fo:font-weight="normal" officeooo:rsid="002689c6" officeooo:paragraph-rsid="002689c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Arial" fo:font-size="12pt" fo:font-style="normal" style:text-underline-style="none" fo:font-weight="normal" officeooo:rsid="002f229e" officeooo:paragraph-rsid="002f229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Arial" fo:font-size="12pt" fo:font-style="normal" style:text-underline-style="none" fo:font-weight="normal" officeooo:rsid="002f229e" officeooo:paragraph-rsid="00310ca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Arial" fo:font-size="12pt" fo:font-style="normal" style:text-underline-style="none" fo:font-weight="normal" officeooo:rsid="00310cad" officeooo:paragraph-rsid="00310cad"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Arial" fo:font-size="12pt" fo:font-style="normal" style:text-underline-style="none" fo:font-weight="normal" officeooo:rsid="00360fc7" officeooo:paragraph-rsid="00360fc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Arial" fo:font-size="12pt" fo:font-style="normal" style:text-underline-style="none" fo:font-weight="normal" officeooo:rsid="003b3e80" officeooo:paragraph-rsid="003b3e80"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Arial" fo:font-size="12pt" fo:font-style="normal" style:text-underline-style="none" fo:font-weight="normal" officeooo:rsid="003ccbf7" officeooo:paragraph-rsid="003ccbf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Arial" fo:font-size="12pt" fo:font-style="normal" style:text-underline-style="none" fo:font-weight="normal" officeooo:rsid="003ccbf7" officeooo:paragraph-rsid="0045cbd5"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Arial" fo:font-size="12pt" fo:font-style="normal" style:text-underline-style="none" fo:font-weight="normal" officeooo:rsid="003ccbf7" officeooo:paragraph-rsid="003f99c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Arial" fo:font-size="12pt" fo:font-style="normal" style:text-underline-style="none" fo:font-weight="normal" officeooo:rsid="003f99c5" officeooo:paragraph-rsid="003f99c5"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Arial" fo:font-size="12pt" fo:font-style="normal" style:text-underline-style="none" fo:font-weight="normal" officeooo:rsid="004ac857" officeooo:paragraph-rsid="004ac85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Arial" fo:font-size="12pt" fo:font-style="normal" style:text-underline-style="none" fo:font-weight="normal" officeooo:rsid="004c9a0c" officeooo:paragraph-rsid="004c9a0c"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Arial" fo:font-size="12pt" fo:font-style="normal" style:text-underline-style="none" fo:font-weight="normal" officeooo:rsid="005050bd" officeooo:paragraph-rsid="005050bd"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Arial" fo:font-size="12pt" fo:font-style="normal" style:text-underline-style="none" fo:font-weight="normal" officeooo:rsid="00516047" officeooo:paragraph-rsid="0051604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Arial" fo:font-size="12pt" fo:font-style="normal" style:text-underline-style="none" fo:font-weight="normal" officeooo:rsid="0053ccfc" officeooo:paragraph-rsid="0053ccfc"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Arial" fo:font-size="12pt" fo:font-style="normal" style:text-underline-style="none" fo:font-weight="normal" officeooo:rsid="0054138c" officeooo:paragraph-rsid="0054138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Arial" fo:font-size="12pt" fo:font-style="normal" style:text-underline-style="none" fo:font-weight="normal" officeooo:rsid="0059e957" officeooo:paragraph-rsid="0059e957"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Arial" fo:font-size="12pt" fo:font-style="normal" style:text-underline-style="none" fo:font-weight="normal" officeooo:rsid="006105d6" officeooo:paragraph-rsid="005da96d"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Arial" fo:font-size="12pt" fo:font-style="normal" style:text-underline-style="none" fo:font-weight="bold" officeooo:rsid="00446a65" officeooo:paragraph-rsid="00446a65" style:font-size-asian="12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style:text-properties style:font-name="Arial" fo:font-size="12pt" fo:font-style="normal" style:text-underline-style="none" fo:font-weight="bold" officeooo:rsid="00448ec5" officeooo:paragraph-rsid="00448ec5" style:font-size-asian="12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style:text-properties style:font-name="Arial" fo:font-size="12pt" fo:font-style="normal" style:text-underline-style="none" fo:font-weight="bold" officeooo:rsid="0053ccfc" officeooo:paragraph-rsid="0053ccfc"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style:font-name="Arial" fo:font-size="12pt" fo:font-style="italic" style:text-underline-style="none" fo:font-weight="normal" officeooo:rsid="000f72bf" officeooo:paragraph-rsid="0011bcc6"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style:font-name="Arial" fo:font-size="12pt" fo:font-style="italic" style:text-underline-style="none" fo:font-weight="normal" officeooo:rsid="0011bcc6" officeooo:paragraph-rsid="001364da"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style:font-name="Arial" fo:font-size="12pt" fo:font-style="italic" style:text-underline-style="none" fo:font-weight="normal" officeooo:rsid="0011bcc6" officeooo:paragraph-rsid="002f0167"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style:font-name="Arial" fo:font-size="12pt" fo:font-style="italic" style:text-underline-style="none" fo:font-weight="normal" officeooo:rsid="0011bcc6" officeooo:paragraph-rsid="00470584"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style:font-name="Arial" fo:font-size="12pt" fo:font-style="italic" style:text-underline-style="none" fo:font-weight="normal" officeooo:rsid="001364da" officeooo:paragraph-rsid="001364da"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style:font-name="Arial" fo:font-size="12pt" fo:font-style="italic" style:text-underline-style="none" fo:font-weight="normal" officeooo:rsid="001364da" officeooo:paragraph-rsid="002f0167"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justify" style:justify-single-word="false"/>
      <style:text-properties style:font-name="Arial" fo:font-size="12pt" fo:font-style="italic" style:text-underline-style="none" fo:font-weight="normal" officeooo:rsid="001364da" officeooo:paragraph-rsid="00470584"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properties style:font-name="Arial" fo:font-size="12pt" fo:font-style="italic" style:text-underline-style="none" fo:font-weight="normal" officeooo:rsid="0015dfa2" officeooo:paragraph-rsid="0017ff63"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justify" style:justify-single-word="false"/>
      <style:text-properties style:font-name="Arial" fo:font-size="12pt" fo:font-style="italic" style:text-underline-style="none" fo:font-weight="normal" officeooo:rsid="0017ff63" officeooo:paragraph-rsid="0017ff63"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justify" style:justify-single-word="false"/>
      <style:text-properties style:font-name="Arial" fo:font-size="12pt" fo:font-style="italic" style:text-underline-style="none" fo:font-weight="normal" officeooo:rsid="001e0a2b" officeooo:paragraph-rsid="001e0a2b"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justify" style:justify-single-word="false"/>
      <style:text-properties style:font-name="Arial" fo:font-size="12pt" fo:font-style="italic" style:text-underline-style="none" fo:font-weight="normal" officeooo:rsid="00231c1c" officeooo:paragraph-rsid="00231c1c"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style:text-properties style:font-name="Arial" fo:font-size="12pt" fo:font-style="italic" style:text-underline-style="none" fo:font-weight="normal" officeooo:rsid="002bbb08" officeooo:paragraph-rsid="002bbb08"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properties style:font-name="Arial" fo:font-size="12pt" fo:font-style="italic" style:text-underline-style="none" fo:font-weight="normal" officeooo:rsid="0029e080" officeooo:paragraph-rsid="0029e080"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justify" style:justify-single-word="false"/>
      <style:text-properties style:font-name="Arial" fo:font-size="12pt" fo:font-style="italic" style:text-underline-style="none" fo:font-weight="normal" officeooo:rsid="004c9a0c" officeooo:paragraph-rsid="004c9a0c"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justify" style:justify-single-word="false"/>
      <style:text-properties style:font-name="Arial" fo:font-size="12pt" fo:font-style="italic" style:text-underline-style="none" fo:font-weight="normal" officeooo:rsid="005050bd" officeooo:paragraph-rsid="005050bd"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justify" style:justify-single-word="false"/>
      <style:text-properties style:font-name="Arial" fo:font-size="12pt" fo:font-style="italic" style:text-underline-style="none" fo:font-weight="normal" officeooo:rsid="005bda82" officeooo:paragraph-rsid="005bda82"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justify" style:justify-single-word="false"/>
      <style:text-properties style:font-name="Arial" fo:font-size="12pt" fo:font-style="italic" style:text-underline-style="none" fo:font-weight="normal" officeooo:rsid="005ac489" officeooo:paragraph-rsid="005ac489"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justify" style:justify-single-word="false"/>
      <style:text-properties style:font-name="Arial" fo:font-size="12pt" fo:font-style="italic" style:text-underline-style="none" fo:font-weight="normal" officeooo:rsid="005da96d" officeooo:paragraph-rsid="005da96d" style:font-size-asian="12pt" style:font-style-asian="italic" style:font-weight-asian="normal" style:font-size-complex="12pt" style:font-style-complex="italic" style:font-weight-complex="normal"/>
    </style:style>
    <style:style style:name="P78" style:family="paragraph" style:parent-style-name="Standard">
      <style:paragraph-properties fo:text-align="justify" style:justify-single-word="false"/>
      <style:text-properties style:font-name="Arial" fo:font-size="12pt" fo:font-style="italic" officeooo:paragraph-rsid="0034b4ff" style:font-size-asian="12pt" style:font-style-asian="italic" style:font-size-complex="12pt" style:font-style-complex="italic"/>
    </style:style>
    <style:style style:name="P79" style:family="paragraph" style:parent-style-name="Standard">
      <style:paragraph-properties fo:text-align="justify" style:justify-single-word="false"/>
      <style:text-properties style:font-name="Arial" fo:font-size="12pt" fo:font-style="italic" officeooo:rsid="0034b4ff" officeooo:paragraph-rsid="0034b4ff" style:font-size-asian="12pt" style:font-style-asian="italic" style:font-size-complex="12pt" style:font-style-complex="italic"/>
    </style:style>
    <style:style style:name="P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15dfa2" officeooo:paragraph-rsid="0015dfa2"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689c6" officeooo:paragraph-rsid="002689c6"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31c1c" officeooo:paragraph-rsid="00231c1c"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42a4b1" officeooo:paragraph-rsid="0042a4b1"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fb974" officeooo:paragraph-rsid="005fb974"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a4b1" officeooo:paragraph-rsid="0042a4b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b974" officeooo:paragraph-rsid="005fb97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05d6" officeooo:paragraph-rsid="006105d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f72bf"/>
    </style:style>
    <style:style style:name="T2" style:family="text">
      <style:text-properties officeooo:rsid="001010ab"/>
    </style:style>
    <style:style style:name="T3" style:family="text">
      <style:text-properties officeooo:rsid="0011bcc6"/>
    </style:style>
    <style:style style:name="T4" style:family="text">
      <style:text-properties officeooo:rsid="001364da"/>
    </style:style>
    <style:style style:name="T5" style:family="text">
      <style:text-properties fo:font-weight="bold" style:font-weight-asian="bold" style:font-weight-complex="bold"/>
    </style:style>
    <style:style style:name="T6" style:family="text">
      <style:text-properties fo:font-weight="bold" officeooo:rsid="0011bcc6" style:font-weight-asian="bold" style:font-weight-complex="bold"/>
    </style:style>
    <style:style style:name="T7" style:family="text">
      <style:text-properties fo:font-weight="bold" officeooo:rsid="0020fc73" style:font-weight-asian="bold" style:font-weight-complex="bold"/>
    </style:style>
    <style:style style:name="T8" style:family="text">
      <style:text-properties fo:font-weight="bold" officeooo:rsid="003e57cc" style:font-weight-asian="bold" style:font-weight-complex="bold"/>
    </style:style>
    <style:style style:name="T9" style:family="text">
      <style:text-properties fo:font-weight="bold" officeooo:rsid="0062fc16"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0f72bf"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470584"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0ebe23" style:font-weight-asian="bold" style:font-weight-complex="bold"/>
    </style:style>
    <style:style style:name="T17" style:family="text">
      <style:text-properties style:text-underline-style="solid" style:text-underline-width="auto" style:text-underline-color="font-color" officeooo:rsid="002dc78e"/>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2689c6" style:font-style-asian="normal" style:font-weight-asian="bold" style:font-style-complex="normal" style:font-weight-complex="bold"/>
    </style:style>
    <style:style style:name="T20" style:family="text">
      <style:text-properties fo:font-style="normal" style:text-underline-style="none" fo:font-weight="normal" officeooo:rsid="003461bb" style:font-style-asian="normal" style:font-weight-asian="normal" style:font-style-complex="normal" style:font-weight-complex="normal"/>
    </style:style>
    <style:style style:name="T21" style:family="text">
      <style:text-properties fo:font-style="normal" style:text-underline-style="none" fo:font-weight="normal" officeooo:rsid="00310cad" style:font-style-asian="normal" style:font-weight-asian="normal" style:font-style-complex="normal" style:font-weight-complex="normal"/>
    </style:style>
    <style:style style:name="T22" style:family="text">
      <style:text-properties officeooo:rsid="0017ff63"/>
    </style:style>
    <style:style style:name="T23" style:family="text">
      <style:text-properties officeooo:rsid="00191a96"/>
    </style:style>
    <style:style style:name="T24" style:family="text">
      <style:text-properties officeooo:rsid="00192353"/>
    </style:style>
    <style:style style:name="T25" style:family="text">
      <style:text-properties style:text-position="0% 100%"/>
    </style:style>
    <style:style style:name="T26" style:family="text">
      <style:text-properties style:text-position="0% 100%" officeooo:rsid="004bf6d1"/>
    </style:style>
    <style:style style:name="T27" style:family="text">
      <style:text-properties officeooo:rsid="0020fc73"/>
    </style:style>
    <style:style style:name="T28" style:family="text">
      <style:text-properties style:text-emphasize="none"/>
    </style:style>
    <style:style style:name="T29" style:family="text">
      <style:text-properties officeooo:rsid="00231c1c" style:text-emphasize="none"/>
    </style:style>
    <style:style style:name="T30" style:family="text">
      <style:text-properties officeooo:rsid="002689c6"/>
    </style:style>
    <style:style style:name="T31" style:family="text">
      <style:text-properties officeooo:rsid="0029e080"/>
    </style:style>
    <style:style style:name="T32" style:family="text">
      <style:text-properties officeooo:rsid="002bbb08"/>
    </style:style>
    <style:style style:name="T33" style:family="text">
      <style:text-properties officeooo:rsid="00310cad"/>
    </style:style>
    <style:style style:name="T34" style:family="text">
      <style:text-properties style:text-position="super 58%" fo:font-style="normal" style:text-underline-style="none" fo:font-weight="normal" officeooo:rsid="003461bb" style:font-style-asian="normal" style:font-weight-asian="normal" style:font-style-complex="normal" style:font-weight-complex="normal"/>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normal" officeooo:rsid="003461bb"/>
    </style:style>
    <style:style style:name="T37" style:family="text">
      <style:text-properties fo:font-variant="normal" fo:text-transform="none" fo:color="#222222" fo:letter-spacing="normal" fo:font-style="normal" fo:font-weight="normal" officeooo:rsid="0034b4ff"/>
    </style:style>
    <style:style style:name="T38" style:family="text">
      <style:text-properties fo:font-variant="normal" fo:text-transform="none" fo:color="#222222" fo:letter-spacing="normal" fo:font-style="normal" style:text-underline-style="none" fo:font-weight="normal" officeooo:rsid="003461bb" style:font-style-asian="normal" style:font-weight-asian="normal" style:font-style-complex="normal" style:font-weight-complex="normal"/>
    </style:style>
    <style:style style:name="T39" style:family="text">
      <style:text-properties fo:font-variant="normal" fo:text-transform="none" fo:color="#222222" fo:letter-spacing="normal" fo:font-weight="normal"/>
    </style:style>
    <style:style style:name="T40" style:family="text">
      <style:text-properties fo:font-variant="normal" fo:text-transform="none" fo:color="#222222" fo:letter-spacing="normal" fo:font-weight="normal" officeooo:rsid="0034b4ff"/>
    </style:style>
    <style:style style:name="T41" style:family="text">
      <style:text-properties officeooo:rsid="003932d8"/>
    </style:style>
    <style:style style:name="T42" style:family="text">
      <style:text-properties officeooo:rsid="003e57cc"/>
    </style:style>
    <style:style style:name="T43" style:family="text">
      <style:text-properties officeooo:rsid="003f99c5"/>
    </style:style>
    <style:style style:name="T44" style:family="text">
      <style:text-properties officeooo:rsid="00417d74"/>
    </style:style>
    <style:style style:name="T45" style:family="text">
      <style:text-properties officeooo:rsid="0042a4b1"/>
    </style:style>
    <style:style style:name="T46" style:family="text">
      <style:text-properties style:text-position="sub 58%"/>
    </style:style>
    <style:style style:name="T47" style:family="text">
      <style:text-properties officeooo:rsid="00470584"/>
    </style:style>
    <style:style style:name="T48" style:family="text">
      <style:text-properties officeooo:rsid="004ac857"/>
    </style:style>
    <style:style style:name="T49" style:family="text">
      <style:text-properties officeooo:rsid="004bf6d1"/>
    </style:style>
    <style:style style:name="T50" style:family="text">
      <style:text-properties officeooo:rsid="004e2acd"/>
    </style:style>
    <style:style style:name="T51" style:family="text">
      <style:text-properties officeooo:rsid="004fc148"/>
    </style:style>
    <style:style style:name="T52" style:family="text">
      <style:text-properties officeooo:rsid="00520660"/>
    </style:style>
    <style:style style:name="T53" style:family="text">
      <style:text-properties officeooo:rsid="0053ccfc"/>
    </style:style>
    <style:style style:name="T54" style:family="text">
      <style:text-properties officeooo:rsid="005649af"/>
    </style:style>
    <style:style style:name="T55" style:family="text">
      <style:text-properties officeooo:rsid="00586761"/>
    </style:style>
    <style:style style:name="T56" style:family="text">
      <style:text-properties officeooo:rsid="0059e957"/>
    </style:style>
    <style:style style:name="T57" style:family="text">
      <style:text-properties officeooo:rsid="005ac489"/>
    </style:style>
    <style:style style:name="T58" style:family="text">
      <style:text-properties officeooo:rsid="005bda82"/>
    </style:style>
    <style:style style:name="T59" style:family="text">
      <style:text-properties officeooo:rsid="0062fc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6">Methods &amp; Materials</text:span></text:p>
      <text:p text:style-name="P12"/>
      <text:p text:style-name="P12"/>
      <text:p text:style-name="P24">Initial PCR of reporter gene stGFP</text:p>
      <text:p text:style-name="P13"/>
      <text:p text:style-name="P26">In order to amplify sfGFP (green fluorescent protein) to use in a Level 0 reaction, PCR of stGFP was undertaken. <text:span text:style-name="T3">The reaction was undertaken twice. The template DNA sequence (CDS) is found in </text:span><text:span text:style-name="T6">Table 1</text:span><text:span text:style-name="T3">.</text:span></text:p>
      <text:p text:style-name="P26"/>
      <table:table table:name="Table1" table:style-name="Table1">
        <table:table-column table:style-name="Table1.A"/>
        <table:table-column table:style-name="Table1.B"/>
        <table:table-row>
          <table:table-cell table:style-name="Table1.A1" office:value-type="string">
            <text:p text:style-name="P80">Part name</text:p>
          </table:table-cell>
          <table:table-cell table:style-name="Table1.B1" office:value-type="string">
            <text:p text:style-name="P80">Sequence</text:p>
          </table:table-cell>
        </table:table-row>
        <table:table-row>
          <table:table-cell table:style-name="Table1.A2" office:value-type="string">
            <text:p text:style-name="P6"><text:span text:style-name="T28">stGFP</text:span></text:p>
            <text:p text:style-name="P6"/>
          </table:table-cell>
          <table:table-cell table:style-name="Table1.B2" office:value-type="string">
            <text:p text:style-name="P8"><text:span text:style-name="T28">atgagcaaaggagaagaacttttcactggagttgtcccaattcttgttgaattagatggtgatgttaatgggcacaaattttctgtccgtggagagggtgaaggtgatgctacaaacggaaaactcacccttaaatttatttgcactactggaaaactacctgttccgtggccaacacttgtcactactctgacctatggtgttcaatgcttttcccgttatccggatcacatgaaacggcatgactttttcaagagtgccatgcccgaaggttatgtacaggaacgcactatatctttcaaagatgacgggacctacaagacgcgtgctgaagtcaagtttgaaggtgatacccttgttaatcgtatcgagttaaagggtattgattttaaagaagatggaaacattcttggacacaaactcgagtacaactttaactcacacaatgtatacatcacggcagacaaacaaaagaatggaatcaaagctaacttcaaaattcgccacaacgttgaagatggttccgttcaactagcagaccattatcaacaaaatactccaattggcgatggccctgtccttttaccagacaaccattacctgtcgacacaatctgtcctttcgaaagatcccaacgaaaagcgtgaccacatggtccttcttgagtttgtaactgctgctgggattacacatggcatggatgagctctacaaataatga</text:span></text:p>
            <text:p text:style-name="P8"/>
          </table:table-cell>
        </table:table-row>
      </table:table>
      <text:p text:style-name="P29"><text:span text:style-name="T5">Table 1</text:span> <text:span text:style-name="T10">– CDS coding sequence data.</text:span></text:p>
      <text:p text:style-name="P26"/>
      <text:p text:style-name="P26"><text:span text:style-name="T3">For one reaction, the following </text:span>mix <text:span text:style-name="T2">was used</text:span>:</text:p>
      <text:p text:style-name="P27"><text:s/></text:p>
      <text:p text:style-name="P60">32.5µL water</text:p>
      <text:p text:style-name="P60">2.5µL forwards primer (<text:span text:style-name="T31">1</text:span>0µM <text:span text:style-name="T44">concentration</text:span>)</text:p>
      <text:p text:style-name="P60">2.5µL reverse primer (10µM)</text:p>
      <text:p text:style-name="P60">10µL Q5 reaction buffer (10x)</text:p>
      <text:p text:style-name="P60">1µL dNTP mix (10 nM)</text:p>
      <text:p text:style-name="P60">1µL template DNA</text:p>
      <text:p text:style-name="P60">0.5µL <text:span text:style-name="T31">NEB </text:span>Q5 polymerase </text:p>
      <text:p text:style-name="P28"/>
      <text:p text:style-name="P31">The following PCR amplification settings were used: </text:p>
      <text:p text:style-name="P31"/>
      <text:p text:style-name="P61">Stage 1 <text:span text:style-name="T4">(1x)</text:span></text:p>
      <text:p text:style-name="P61">98°C for 30s </text:p>
      <text:p text:style-name="P61"/>
      <text:p text:style-name="P61">Stage 2 <text:span text:style-name="T4">(35x)</text:span></text:p>
      <text:p text:style-name="P61"><text:span text:style-name="T4">98°C for 10s</text:span></text:p>
      <text:p text:style-name="P64">71°C for 30s </text:p>
      <text:p text:style-name="P64">72°C for 30s </text:p>
      <text:p text:style-name="P64"/>
      <text:p text:style-name="P64">Stage 3 (1x)</text:p>
      <text:p text:style-name="P64">72°C 60s</text:p>
      <text:p text:style-name="P64">4°C, until stored on ice at -20°C</text:p>
      <text:p text:style-name="P64"/>
      <text:p text:style-name="P14"/>
      <text:p text:style-name="P14"/>
      <text:p text:style-name="P14"/>
      <text:p text:style-name="P14"><text:soft-page-break/>Agarose Gel Electrophoresis of PCR product</text:p>
      <text:p text:style-name="P29"/>
      <text:p text:style-name="P30">To ensure that the correct size <text:span text:style-name="T22">CDS PCR product was amplified, 1% agarose gel electrophoresis was prepared using the following method:</text:span></text:p>
      <text:p text:style-name="P30"/>
      <text:p text:style-name="P67"><text:span text:style-name="T22">500mL Tris/Acetate/EDTA (TAE) buffer</text:span></text:p>
      <text:p text:style-name="P68">50mL agarose <text:span text:style-name="T24">gel </text:span>(<text:span text:style-name="T23">with </text:span>0.5g agarose)</text:p>
      <text:p text:style-name="P68">5<text:span text:style-name="T1">µL Invitrogen </text:span>SYBRsafe <text:span text:style-name="T32">(</text:span>for 10<text:span text:style-name="T1">µL </text:span>per 100mL buffer)</text:p>
      <text:p text:style-name="P68"/>
      <text:p text:style-name="P34">The PCR product was prepared using the following method:</text:p>
      <text:p text:style-name="P34"/>
      <text:p text:style-name="P34">2<text:span text:style-name="T11">µL </text:span><text:span text:style-name="T10">DNA PCR product</text:span></text:p>
      <text:p text:style-name="P34"><text:span text:style-name="T10">2</text:span><text:span text:style-name="T11">µL </text:span><text:span text:style-name="T10">loading dye</text:span></text:p>
      <text:p text:style-name="P34"><text:span text:style-name="T10">8</text:span><text:span text:style-name="T11">µL </text:span><text:span text:style-name="T10">water </text:span></text:p>
      <text:p text:style-name="P34"><text:span text:style-name="T10"/></text:p>
      <text:p text:style-name="P35">The two PCR products were run against a 100bp ladder (NEB) at 80V for 30mins.</text:p>
      <text:p text:style-name="P35"/>
      <text:p text:style-name="P15">PCR purification</text:p>
      <text:p text:style-name="P15"/>
      <text:p text:style-name="P36">PCR product was purified from band 2 of the gel electrophoresis (see Results section). This followed the Qiagen QIAquick protocol for PCR purification using a microcentrifuge (<text:reference-mark-start text:name="ADDIN CSL_CITATION {&quot;citationItems&quot;: [{&quot;uris&quot;: [&quot;http://www.mendeley.com/documents/?uuid=ebdd74a0-3747-3f2c-bd6a-94bd90620178&quot;], &quot;itemData&quot;: {&quot;title&quot;: &quot;QIAquick Spin Handbook - QIAGEN&quot;, &quot;author&quot;: [{&quot;parse-names&quot;: false, &quot;non-dropping-particle&quot;: &quot;&quot;, &quot;suffix&quot;: &quot;&quot;, &quot;family&quot;: &quot;Qiagen&quot;, &quot;given&quot;: &quot;&quot;, &quot;dropping-particle&quot;: &quot;&quot;}], &quot;type&quot;: &quot;book&quot;, &quot;id&quot;: &quot;ITEM-1&quot;, &quot;issued&quot;: {&quot;date-parts&quot;: [[&quot;2018&quot;]]}}, &quot;id&quot;: &quot;ITEM-1&quot;}], &quot;properties&quot;: {&quot;noteIndex&quot;: 0}, &quot;mendeley&quot;: {&quot;formattedCitation&quot;: &quot;(Qiagen, 2018)&quot;, &quot;plainTextFormattedCitation&quot;: &quot;(Qiagen, 2018)&quot;, &quot;manualFormatting&quot;: &quot;(pp. 22-23; Qiagen, 2018)&quot;, &quot;previouslyFormattedCitation&quot;: &quot;(Qiagen, 2018)&quot;}, &quot;schema&quot;: &quot;https://github.com/citation-style-language/schema/raw/master/csl-citation.json&quot;} RNDPtlfwxrE2c"/><text:span text:style-name="T25">(pp. 22-23; Qiagen, 2018)</text:span><text:reference-mark-end text:name="ADDIN CSL_CITATION {&quot;citationItems&quot;: [{&quot;uris&quot;: [&quot;http://www.mendeley.com/documents/?uuid=ebdd74a0-3747-3f2c-bd6a-94bd90620178&quot;], &quot;itemData&quot;: {&quot;title&quot;: &quot;QIAquick Spin Handbook - QIAGEN&quot;, &quot;author&quot;: [{&quot;parse-names&quot;: false, &quot;non-dropping-particle&quot;: &quot;&quot;, &quot;suffix&quot;: &quot;&quot;, &quot;family&quot;: &quot;Qiagen&quot;, &quot;given&quot;: &quot;&quot;, &quot;dropping-particle&quot;: &quot;&quot;}], &quot;type&quot;: &quot;book&quot;, &quot;id&quot;: &quot;ITEM-1&quot;, &quot;issued&quot;: {&quot;date-parts&quot;: [[&quot;2018&quot;]]}}, &quot;id&quot;: &quot;ITEM-1&quot;}], &quot;properties&quot;: {&quot;noteIndex&quot;: 0}, &quot;mendeley&quot;: {&quot;formattedCitation&quot;: &quot;(Qiagen, 2018)&quot;, &quot;plainTextFormattedCitation&quot;: &quot;(Qiagen, 2018)&quot;, &quot;manualFormatting&quot;: &quot;(pp. 22-23; Qiagen, 2018)&quot;, &quot;previouslyFormattedCitation&quot;: &quot;(Qiagen, 2018)&quot;}, &quot;schema&quot;: &quot;https://github.com/citation-style-language/schema/raw/master/csl-citation.json&quot;} RNDPtlfwxrE2c"/>⁠. The following amounts were used: </text:p>
      <text:p text:style-name="P36"/>
      <text:p text:style-name="P69">115<text:span text:style-name="T1">µL </text:span>PB buffer</text:p>
      <text:p text:style-name="P69">24<text:span text:style-name="T1">µL </text:span>PCR buffer</text:p>
      <text:p text:style-name="P36"><text:span text:style-name="T10"/></text:p>
      <text:p text:style-name="P15">Level 0 construct reactions</text:p>
      <text:p text:style-name="P15"/>
      <text:p text:style-name="P37">In order to construct Level 0 plasmids (one DNA part per plasmid), <text:span text:style-name="T27">MoClo acceptor plasmids were added into a restriction-ligation reaction.</text:span></text:p>
      <text:p text:style-name="P37"><text:span text:style-name="T7"/></text:p>
      <text:p text:style-name="P37"><text:span text:style-name="T7">Table 2</text:span><text:span text:style-name="T27"> shows which parts were added together with which acceptor plasmid (AddGene CIDAR MoClo Parts Kit). P1, P2, R1 and T1 were all previously constructed using forward and reverse oligos incubated at 98°C for 10mins in a Tris/EDTA buffer before allowing to cool and anneal into double-stranded DNA. These oligos can be found in </text:span><text:span text:style-name="T7">Table 3</text:span><text:span text:style-name="T27">.</text:span></text:p>
      <text:p text:style-name="P3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2">Part type</text:p>
          </table:table-cell>
          <table:table-cell table:style-name="Table3.A1" office:value-type="string">
            <text:p text:style-name="P82">Name</text:p>
          </table:table-cell>
          <table:table-cell table:style-name="Table3.C1" office:value-type="string">
            <text:p text:style-name="P81">MoClo Acceptor Plasmid</text:p>
          </table:table-cell>
        </table:table-row>
        <table:table-row>
          <table:table-cell table:style-name="Table3.A2" office:value-type="string">
            <text:p text:style-name="P6"><text:span text:style-name="T28">P1 </text:span><text:span text:style-name="T29">(promoter 1)</text:span></text:p>
            <text:p text:style-name="P6"/>
          </table:table-cell>
          <table:table-cell table:style-name="Table3.A2" office:value-type="string">
            <text:p text:style-name="P6"><text:span text:style-name="T28">J23100</text:span></text:p>
            <text:p text:style-name="P6"/>
          </table:table-cell>
          <table:table-cell table:style-name="Table3.C2" office:value-type="string">
            <text:p text:style-name="P1">DVA_AB</text:p>
          </table:table-cell>
        </table:table-row>
        <table:table-row>
          <table:table-cell table:style-name="Table3.A2" office:value-type="string">
            <text:p text:style-name="P6"><text:span text:style-name="T28">P2 </text:span><text:span text:style-name="T29">(promoter 2)</text:span></text:p>
            <text:p text:style-name="P6"/>
          </table:table-cell>
          <table:table-cell table:style-name="Table3.A2" office:value-type="string">
            <text:p text:style-name="P6"><text:span text:style-name="T28">J23101</text:span></text:p>
            <text:p text:style-name="P6"/>
          </table:table-cell>
          <table:table-cell table:style-name="Table3.C2" office:value-type="string">
            <text:p text:style-name="P2">DVA_AB</text:p>
          </table:table-cell>
        </table:table-row>
        <table:table-row>
          <table:table-cell table:style-name="Table3.A2" office:value-type="string">
            <text:p text:style-name="P6"><text:span text:style-name="T28">R1 </text:span><text:span text:style-name="T29">(RBS)</text:span></text:p>
            <text:p text:style-name="P6"/>
          </table:table-cell>
          <table:table-cell table:style-name="Table3.A2" office:value-type="string">
            <text:p text:style-name="P6"><text:span text:style-name="T28">B0029</text:span></text:p>
            <text:p text:style-name="P6"/>
          </table:table-cell>
          <table:table-cell table:style-name="Table3.C2" office:value-type="string">
            <text:p text:style-name="P2">DVA_BC</text:p>
          </table:table-cell>
        </table:table-row>
        <table:table-row>
          <table:table-cell table:style-name="Table3.A2" office:value-type="string">
            <text:p text:style-name="P3">CDS</text:p>
          </table:table-cell>
          <table:table-cell table:style-name="Table3.A2" office:value-type="string">
            <text:p text:style-name="P7"><text:span text:style-name="T28">stGFP</text:span></text:p>
            <text:p text:style-name="P7"/>
          </table:table-cell>
          <table:table-cell table:style-name="Table3.C2" office:value-type="string">
            <text:p text:style-name="P2">DVA_CD</text:p>
          </table:table-cell>
        </table:table-row>
        <table:table-row>
          <table:table-cell table:style-name="Table3.A2" office:value-type="string">
            <text:p text:style-name="P6"><text:span text:style-name="T28">T1 </text:span><text:span text:style-name="T29">(terminator</text:span></text:p>
            <text:p text:style-name="P6"/>
          </table:table-cell>
          <table:table-cell table:style-name="Table3.A2" office:value-type="string">
            <text:p text:style-name="P6"><text:span text:style-name="T28">B1001</text:span></text:p>
            <text:p text:style-name="P6"/>
          </table:table-cell>
          <table:table-cell table:style-name="Table3.C2" office:value-type="string">
            <text:p text:style-name="P1">DVA_DE</text:p>
          </table:table-cell>
        </table:table-row>
      </table:table>
      <text:p text:style-name="P70"><text:span text:style-name="T18">Table </text:span><text:span text:style-name="T19">2</text:span><text:span text:style-name="T18"> –</text:span> showing part types, names, <text:span text:style-name="T30">and acceptor plasmids</text:span>.</text:p>
      <text:p text:style-name="P38"/>
      <table:table table:name="Table2" table:style-name="Table2">
        <table:table-column table:style-name="Table2.A"/>
        <table:table-column table:style-name="Table2.B"/>
        <table:table-column table:style-name="Table2.C"/>
        <text:soft-page-break/>
        <table:table-row>
          <table:table-cell table:style-name="Table2.A1" office:value-type="string">
            <text:p text:style-name="P81">Part type</text:p>
          </table:table-cell>
          <table:table-cell table:style-name="Table2.A1" office:value-type="string">
            <text:p text:style-name="P81">Part name</text:p>
          </table:table-cell>
          <table:table-cell table:style-name="Table2.C1" office:value-type="string">
            <text:p text:style-name="P81">Oligo sequence</text:p>
          </table:table-cell>
        </table:table-row>
        <table:table-row>
          <table:table-cell table:style-name="Table2.A2" office:value-type="string">
            <text:p text:style-name="P6"><text:span text:style-name="T28">P1</text:span></text:p>
            <text:p text:style-name="P6"/>
          </table:table-cell>
          <table:table-cell table:style-name="Table2.A2" office:value-type="string">
            <text:p text:style-name="P6"><text:span text:style-name="T28">J23100_F</text:span></text:p>
            <text:p text:style-name="P6"/>
          </table:table-cell>
          <table:table-cell table:style-name="Table2.C2" office:value-type="string">
            <text:p text:style-name="P6"><text:span text:style-name="T28">tgactgaagactaggagttgacggctagctcagtcctaggtacagtgctagctactgcgtcttcgactg</text:span></text:p>
            <text:p text:style-name="P6"/>
          </table:table-cell>
        </table:table-row>
        <table:table-row table:style-name="Table2.3">
          <table:table-cell table:style-name="Table2.A2" office:value-type="string">
            <text:p text:style-name="P87"/>
          </table:table-cell>
          <table:table-cell table:style-name="Table2.A2" office:value-type="string">
            <text:p text:style-name="P6"><text:span text:style-name="T28">J23100_R</text:span></text:p>
            <text:p text:style-name="P6"/>
          </table:table-cell>
          <table:table-cell table:style-name="Table2.C2" office:value-type="string">
            <text:p text:style-name="P6"><text:span text:style-name="T28">cagtcgaagacgcagtagctagcactgtacctaggactgagctagccgtcaactcctagtcttcagtca</text:span></text:p>
            <text:p text:style-name="P6"/>
          </table:table-cell>
        </table:table-row>
        <table:table-row>
          <table:table-cell table:style-name="Table2.A2" office:value-type="string">
            <text:p text:style-name="P6"><text:span text:style-name="T28">P2</text:span></text:p>
            <text:p text:style-name="P6"/>
          </table:table-cell>
          <table:table-cell table:style-name="Table2.A2" office:value-type="string">
            <text:p text:style-name="P6"><text:span text:style-name="T28">J23101_F</text:span></text:p>
            <text:p text:style-name="P6"/>
          </table:table-cell>
          <table:table-cell table:style-name="Table2.C2" office:value-type="string">
            <text:p text:style-name="P6"><text:span text:style-name="T28">tgactgaagactaggagtttacagctagctcagtcctaggtattatgctagctactgcgtcttcgactg</text:span></text:p>
            <text:p text:style-name="P6"/>
          </table:table-cell>
        </table:table-row>
        <table:table-row>
          <table:table-cell table:style-name="Table2.A2" office:value-type="string">
            <text:p text:style-name="P87"/>
          </table:table-cell>
          <table:table-cell table:style-name="Table2.A2" office:value-type="string">
            <text:p text:style-name="P6"><text:span text:style-name="T28">J23101_R</text:span></text:p>
            <text:p text:style-name="P6"/>
          </table:table-cell>
          <table:table-cell table:style-name="Table2.C2" office:value-type="string">
            <text:p text:style-name="P6"><text:span text:style-name="T28">cagtcgaagacgcagtagctagcataatacctaggactgagctagctgtaaactcctagtcttcagtca</text:span></text:p>
            <text:p text:style-name="P6"/>
          </table:table-cell>
        </table:table-row>
        <table:table-row>
          <table:table-cell table:style-name="Table2.A2" office:value-type="string">
            <text:p text:style-name="P6"><text:span text:style-name="T28">R1</text:span></text:p>
            <text:p text:style-name="P6"/>
          </table:table-cell>
          <table:table-cell table:style-name="Table2.A2" office:value-type="string">
            <text:p text:style-name="P6"><text:span text:style-name="T28">B0029_F</text:span></text:p>
            <text:p text:style-name="P6"/>
          </table:table-cell>
          <table:table-cell table:style-name="Table2.C2" office:value-type="string">
            <text:p text:style-name="P6"><text:span text:style-name="T28">tgactgaagactatactttcacacaggaaaccaatggcgtcttcgactg</text:span></text:p>
            <text:p text:style-name="P6"/>
          </table:table-cell>
        </table:table-row>
        <table:table-row>
          <table:table-cell table:style-name="Table2.A2" office:value-type="string">
            <text:p text:style-name="P87"/>
          </table:table-cell>
          <table:table-cell table:style-name="Table2.A2" office:value-type="string">
            <text:p text:style-name="P6"><text:span text:style-name="T28">B0029_R</text:span></text:p>
            <text:p text:style-name="P6"/>
          </table:table-cell>
          <table:table-cell table:style-name="Table2.C2" office:value-type="string">
            <text:p text:style-name="P6"><text:span text:style-name="T28">cagtcgaagacgccattggtttcctgtgtgaaagtatagtcttcagtca</text:span></text:p>
            <text:p text:style-name="P6"/>
          </table:table-cell>
        </table:table-row>
        <table:table-row>
          <table:table-cell table:style-name="Table2.A2" office:value-type="string">
            <text:p text:style-name="P6"><text:span text:style-name="T28">T1</text:span></text:p>
            <text:p text:style-name="P6"/>
          </table:table-cell>
          <table:table-cell table:style-name="Table2.A2" office:value-type="string">
            <text:p text:style-name="P6"><text:span text:style-name="T28">B1001_F</text:span></text:p>
            <text:p text:style-name="P6"/>
          </table:table-cell>
          <table:table-cell table:style-name="Table2.C2" office:value-type="string">
            <text:p text:style-name="P6"><text:span text:style-name="T28">tgactgaagactaaggtaaaaaaaaaccccgcttcggcggggtttttttttgcttgcgtcttcgactg</text:span></text:p>
            <text:p text:style-name="P6"/>
          </table:table-cell>
        </table:table-row>
        <table:table-row>
          <table:table-cell table:style-name="Table2.A2" office:value-type="string">
            <text:p text:style-name="P6"/>
          </table:table-cell>
          <table:table-cell table:style-name="Table2.A2" office:value-type="string">
            <text:p text:style-name="P6"><text:span text:style-name="T28">B1001_R</text:span></text:p>
            <text:p text:style-name="P6"/>
          </table:table-cell>
          <table:table-cell table:style-name="Table2.C2" office:value-type="string">
            <text:p text:style-name="P6"><text:span text:style-name="T28">cagtcgaagacgcaagcaaaaaaaaaccccgccgaagcggggtttttttttaccttagtcttcagtca</text:span></text:p>
            <text:p text:style-name="P6"/>
          </table:table-cell>
        </table:table-row>
      </table:table>
      <text:p text:style-name="P39"><text:span text:style-name="T5">Table 3 </text:span>– <text:span text:style-name="T10">forward (_F) and reverse (_R) oligos annealed together to form double-stranded DNA for use in Level 0 restriction-ligation reactions.</text:span></text:p>
      <text:p text:style-name="P38"/>
      <text:p text:style-name="P38">The following PCR reaction mixture was used for five reactions (for P1, P2, R1, CDS, and T1 respectively):</text:p>
      <text:p text:style-name="P38"/>
      <text:p text:style-name="P71">11µ water</text:p>
      <text:p text:style-name="P72"><text:span text:style-name="T32">2µL </text:span>ATP (10nM)</text:p>
      <text:p text:style-name="P71">2µ buffer G </text:p>
      <text:p text:style-name="P71">1µL Thermo scientific EL0011 T4 ligase</text:p>
      <text:p text:style-name="P71">1µL Fisher scientific 10609330 Bbsl (Bpi1)</text:p>
      <text:p text:style-name="P71">1µL acceptor plasmid</text:p>
      <text:p text:style-name="P71">1µL insert (part)</text:p>
      <text:p text:style-name="P71"/>
      <text:p text:style-name="P32">The following PCR amplification settings were used: </text:p>
      <text:p text:style-name="P32"/>
      <text:p text:style-name="P62">Stage 1 <text:span text:style-name="T4">(1x)</text:span></text:p>
      <text:p text:style-name="P62">98°C for 30s </text:p>
      <text:p text:style-name="P62"/>
      <text:p text:style-name="P62">Stage 2 <text:span text:style-name="T4">(35x)</text:span></text:p>
      <text:p text:style-name="P62"><text:span text:style-name="T4">98°C for 10s</text:span></text:p>
      <text:p text:style-name="P65">71°C for 30s </text:p>
      <text:p text:style-name="P65">72°C for 30s </text:p>
      <text:p text:style-name="P65"><text:soft-page-break/></text:p>
      <text:p text:style-name="P65">Stage 3 (1x)</text:p>
      <text:p text:style-name="P65">72°C 60s</text:p>
      <text:p text:style-name="P65">4°C, until stored on ice at -20°C</text:p>
      <text:p text:style-name="P38"/>
      <text:p text:style-name="P38"/>
      <text:p text:style-name="P25">Transformation of Level 0 <text:span text:style-name="T53">constructs</text:span></text:p>
      <text:p text:style-name="P16"/>
      <text:p text:style-name="P17">Luria-Bertani (LB) plate preparation</text:p>
      <text:p text:style-name="P17"/>
      <text:p text:style-name="P9"><text:span text:style-name="T20">Two levels of cell selection was used in this experiment: ampicillin resistance (Amp</text:span><text:span text:style-name="T34">R</text:span><text:span text:style-name="T20">)</text:span><text:span text:style-name="T21"> </text:span><text:span text:style-name="T20">and ß-galactosidase / Xgal blue-white screening. When both ß-galactosidase (produced by the LacZ</text:span><text:span text:style-name="T35">α </text:span><text:span text:style-name="T36">cassette included in the acceptor plasmids) and its substrate Xgal is present, blue colonies are produced. If the Level 0 restriction-ligation reactions are successful, </text:span><text:span text:style-name="T37">the desired part will have replaced the </text:span><text:span text:style-name="T38">LacZ</text:span><text:span text:style-name="T37">α cassette and white colonies will be produced.</text:span></text:p>
      <text:p text:style-name="P9"><text:span text:style-name="T37"/></text:p>
      <text:p text:style-name="P9"><text:span text:style-name="T37">This two-level selection was achieved by LB plate preparation using the following method:</text:span></text:p>
      <text:p text:style-name="P9"><text:span text:style-name="T37"/></text:p>
      <text:p text:style-name="P78"><text:span text:style-name="T40">500µL LB agar (in 50°C water bath)</text:span></text:p>
      <text:p text:style-name="P79"><text:span text:style-name="T39">100ug/mL ampicillin</text:span></text:p>
      <text:p text:style-name="P79"><text:span text:style-name="T39">40ug/mL Xgal</text:span></text:p>
      <text:p text:style-name="P10"><text:span text:style-name="T35"/></text:p>
      <text:p text:style-name="P43">Two plates for each part were prepared (one <text:span text:style-name="T42">diluted plating</text:span>, and one <text:span text:style-name="T42">spun down</text:span>), total<text:span text:style-name="T41">ing</text:span> 10 plates.</text:p>
      <text:p text:style-name="P16"/>
      <text:p text:style-name="P17">Transformation</text:p>
      <text:p text:style-name="P16"/>
      <text:p text:style-name="P40"><text:span text:style-name="T33">The PCR product from the Level 0 reactions </text:span>were transformed into competent E.coli cells (Bioline alpha-select bronze efficiency competent cells) using the following transformation protocol: </text:p>
      <text:p text:style-name="P40"/>
      <text:p text:style-name="P40">For each Level 0 PCR product:</text:p>
      <text:p text:style-name="P40"><text:span text:style-name="T33">1. </text:span>5µL of of PCR product was added to 50µL of competent cells in pre-chilled Eppendorf tubes and incubated on ice for 30mins.</text:p>
      <text:p text:style-name="P40"><text:span text:style-name="T33">2. </text:span>The mixture was then heat shocked at 42°C for 30s, and incubated on ice for a further 2mins.</text:p>
      <text:p text:style-name="P40"><text:span text:style-name="T33">3. </text:span>450µL of SOC media was added and incubated at 37°C for 60mins.</text:p>
      <text:p text:style-name="P41"><text:span text:style-name="T33">4. </text:span>50µL of mixture was spread on LB agar plate. </text:p>
      <text:p text:style-name="P41"><text:span text:style-name="T33">5. The remaining reaction was spun down at 6000rpm for 1min. Most of the media was removed and 50µL resuspended.</text:span></text:p>
      <text:p text:style-name="P42">6. This 50µL was then spread on a second LB plat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3"><text:soft-page-break/>Confirmation of Level 0 construction</text:p>
      <text:p text:style-name="P44"/>
      <text:p text:style-name="P44">Prior to sequencing, the following two methods were used to check that Level 0 transformation into competent cells had been successful.</text:p>
      <text:p text:style-name="P44"/>
      <text:p text:style-name="P18">Colony PCR</text:p>
      <text:p text:style-name="P45"/>
      <text:p text:style-name="P46">This method allows checking that the <text:span text:style-name="T48">part </text:span>insert has been correctly included in the competent cells. <text:span text:style-name="T8">Table 4 </text:span><text:span text:style-name="T42">indicates the colony count. For each construct type, two white colonies and one blue colony were picked. Six reactions were done – see results section. </text:span></text:p>
      <text:p text:style-name="P45"/>
      <text:p text:style-name="P47">The following method was used to <text:span text:style-name="T43">resuspend cells for future use</text:span>:</text:p>
      <text:p text:style-name="P47"/>
      <text:p text:style-name="P48">1. 50µL water added to PCR tube.</text:p>
      <text:p text:style-name="P48">2. 1mL LB media added to an Eppendorf tube.</text:p>
      <text:p text:style-name="P48">3. ~40µL colony resuspended in PCR tube.</text:p>
      <text:p text:style-name="P48">4. 40µL resuspended colony used to innoculate 1mL LB media.</text:p>
      <text:p text:style-name="P48">5. Incubated at -20°C for 10mins.</text:p>
      <text:p text:style-name="P48">6. 10µL remaining, <text:span text:style-name="T45">5µL</text:span> used in master mix reaction (see below – <text:span text:style-name="T44">template DNA</text:span>).</text:p>
      <text:p text:style-name="P48"/>
      <text:p text:style-name="P19">PCR master mix reaction:</text:p>
      <text:p text:style-name="P48"/>
      <text:p text:style-name="P48">The <text:span text:style-name="T44">following mix was used to prepare colony PCR screening:</text:span></text:p>
      <text:p text:style-name="P48"/>
      <table:table table:name="Table5" table:style-name="Table5">
        <table:table-column table:style-name="Table5.A" table:number-columns-repeated="3"/>
        <table:table-row>
          <table:table-cell table:style-name="Table5.A1" office:value-type="string">
            <text:p text:style-name="P83">Component</text:p>
          </table:table-cell>
          <table:table-cell table:style-name="Table5.A1" office:value-type="string">
            <text:p text:style-name="P83">Final concentration</text:p>
          </table:table-cell>
          <table:table-cell table:style-name="Table5.C1" office:value-type="string">
            <text:p text:style-name="P83">Volume</text:p>
          </table:table-cell>
        </table:table-row>
        <table:table-row>
          <table:table-cell table:style-name="Table5.A2" office:value-type="string">
            <text:p text:style-name="P4">5x green GoTaq reaction buffer</text:p>
          </table:table-cell>
          <table:table-cell table:style-name="Table5.A2" office:value-type="string">
            <text:p text:style-name="P86">1x (1.5nM MgCl<text:span text:style-name="T46">2</text:span>)</text:p>
          </table:table-cell>
          <table:table-cell table:style-name="Table5.C2" office:value-type="string">
            <text:p text:style-name="P86">5µL</text:p>
          </table:table-cell>
        </table:table-row>
        <table:table-row>
          <table:table-cell table:style-name="Table5.A2" office:value-type="string">
            <text:p text:style-name="P86">dNTP mix (10mM)</text:p>
          </table:table-cell>
          <table:table-cell table:style-name="Table5.A2" office:value-type="string">
            <text:p text:style-name="P86">0.2mM</text:p>
          </table:table-cell>
          <table:table-cell table:style-name="Table5.C2" office:value-type="string">
            <text:p text:style-name="P86">0.5µL</text:p>
          </table:table-cell>
        </table:table-row>
        <table:table-row>
          <table:table-cell table:style-name="Table5.A2" office:value-type="string">
            <text:p text:style-name="P86">Forwards primer </text:p>
          </table:table-cell>
          <table:table-cell table:style-name="Table5.A2" office:value-type="string">
            <text:p text:style-name="P86">1µM</text:p>
          </table:table-cell>
          <table:table-cell table:style-name="Table5.C2" office:value-type="string">
            <text:p text:style-name="P86">2.5µL</text:p>
          </table:table-cell>
        </table:table-row>
        <table:table-row>
          <table:table-cell table:style-name="Table5.A2" office:value-type="string">
            <text:p text:style-name="P86">Reverse primer</text:p>
          </table:table-cell>
          <table:table-cell table:style-name="Table5.A2" office:value-type="string">
            <text:p text:style-name="P86">1µM</text:p>
          </table:table-cell>
          <table:table-cell table:style-name="Table5.C2" office:value-type="string">
            <text:p text:style-name="P86">2.5µL</text:p>
          </table:table-cell>
        </table:table-row>
        <table:table-row>
          <table:table-cell table:style-name="Table5.A2" office:value-type="string">
            <text:p text:style-name="P5">GoTaq G2 DNA polymerase (M7841) Promega </text:p>
          </table:table-cell>
          <table:table-cell table:style-name="Table5.A2" office:value-type="string">
            <text:p text:style-name="P86">1.25 µM</text:p>
          </table:table-cell>
          <table:table-cell table:style-name="Table5.C2" office:value-type="string">
            <text:p text:style-name="P86">0.125µL</text:p>
          </table:table-cell>
        </table:table-row>
        <table:table-row>
          <table:table-cell table:style-name="Table5.A2" office:value-type="string">
            <text:p text:style-name="P86">Template DNA</text:p>
          </table:table-cell>
          <table:table-cell table:style-name="Table5.A2" office:value-type="string">
            <text:p text:style-name="P87"/>
          </table:table-cell>
          <table:table-cell table:style-name="Table5.C2" office:value-type="string">
            <text:p text:style-name="P86">5µL</text:p>
          </table:table-cell>
        </table:table-row>
        <table:table-row>
          <table:table-cell table:style-name="Table5.A2" office:value-type="string">
            <text:p text:style-name="P86">Water</text:p>
          </table:table-cell>
          <table:table-cell table:style-name="Table5.A2" office:value-type="string">
            <text:p text:style-name="P87"/>
          </table:table-cell>
          <table:table-cell table:style-name="Table5.C2" office:value-type="string">
            <text:p text:style-name="P86">9.375µL</text:p>
          </table:table-cell>
        </table:table-row>
      </table:table>
      <text:p text:style-name="P57">Table <text:span text:style-name="T56">4</text:span> –<text:span text:style-name="T13"> </text:span><text:span text:style-name="T12">master mix components for colony screening PCR</text:span></text:p>
      <text:p text:style-name="P57"><text:span text:style-name="T13"/></text:p>
      <text:p text:style-name="P58"><text:span text:style-name="T13">Per reaction, master mix added directly to PCR tube with remaining template DNA, </text:span><text:span text:style-name="T14">and PCR performed using following parameters:</text:span></text:p>
      <text:p text:style-name="P58"><text:span text:style-name="T14"/></text:p>
      <text:p text:style-name="P63">Stage 1 <text:span text:style-name="T4">(1x)</text:span></text:p>
      <text:p text:style-name="P63">98°C for 30s </text:p>
      <text:p text:style-name="P63"/>
      <text:p text:style-name="P63">Stage 2 <text:span text:style-name="T4">(35x)</text:span></text:p>
      <text:p text:style-name="P63"><text:span text:style-name="T4">98°C for 10s</text:span></text:p>
      <text:p text:style-name="P66">71°C for 30s </text:p>
      <text:p text:style-name="P66">72°C for 30s </text:p>
      <text:p text:style-name="P66"/>
      <text:p text:style-name="P66">Stage 3 (1x)</text:p>
      <text:p text:style-name="P66">72°C 60s</text:p>
      <text:p text:style-name="P66"><text:soft-page-break/><text:span text:style-name="T47">4°C, until stored on ice at -20°C</text:span></text:p>
      <text:p text:style-name="P66"><text:span text:style-name="T14"/></text:p>
      <text:p text:style-name="P51">Each reaction was run on a 2% agarose gel against NEB ladders 100bp and 50bp. </text:p>
      <text:p text:style-name="P66"><text:span text:style-name="T14"/></text:p>
      <text:p text:style-name="P66"><text:span text:style-name="T14"/></text:p>
      <text:p text:style-name="P20">Diagnostic digestion</text:p>
      <text:p text:style-name="P48"/>
      <text:p text:style-name="P49">In order to check the CDS insert was correctly transformed into competent cells, a diagnostic digestion was carried out using agarose gel electrophoresis. Two <text:span text:style-name="T55">CDS </text:span>white colonies <text:span text:style-name="T55">(CDS A; CDS B) </text:span>from Table 4 were chosen and purified using Qiagen <text:span text:style-name="T49">Spin miniprep protocol, with the exception that for step 8 in the protocol, 2mins of centrifugation was done, not 1min (pp 25 – 26; </text:span><text:reference-mark-start text:name="ADDIN CSL_CITATION {&quot;citationItems&quot;: [{&quot;uris&quot;: [&quot;http://www.mendeley.com/documents/?uuid=9278e981-dc30-3e3e-aab6-556585161e59&quot;], &quot;itemData&quot;: {&quot;author&quot;: [{&quot;parse-names&quot;: false, &quot;non-dropping-particle&quot;: &quot;&quot;, &quot;suffix&quot;: &quot;&quot;, &quot;family&quot;: &quot;Qiagen&quot;, &quot;given&quot;: &quot;&quot;, &quot;dropping-particle&quot;: &quot;&quot;}], &quot;issued&quot;: {&quot;date-parts&quot;: [[&quot;2019&quot;]]}, &quot;publisher&quot;: &quot;Qiagen&quot;, &quot;type&quot;: &quot;book&quot;, &quot;id&quot;: &quot;ITEM-1&quot;, &quot;title&quot;: &quot;QIAprep Miniprep Handbook - QIAGEN&quot;}, &quot;id&quot;: &quot;ITEM-1&quot;}], &quot;properties&quot;: {&quot;noteIndex&quot;: 0}, &quot;mendeley&quot;: {&quot;formattedCitation&quot;: &quot;(Qiagen, 2019)&quot;, &quot;plainTextFormattedCitation&quot;: &quot;(Qiagen, 2019)&quot;, &quot;previouslyFormattedCitation&quot;: &quot;(Qiagen, 2019)&quot;}, &quot;schema&quot;: &quot;https://github.com/citation-style-language/schema/raw/master/csl-citation.json&quot;} RNDTqP0DZVWR0"/><text:span text:style-name="T26">(Qiagen, 2019)</text:span><text:reference-mark-end text:name="ADDIN CSL_CITATION {&quot;citationItems&quot;: [{&quot;uris&quot;: [&quot;http://www.mendeley.com/documents/?uuid=9278e981-dc30-3e3e-aab6-556585161e59&quot;], &quot;itemData&quot;: {&quot;author&quot;: [{&quot;parse-names&quot;: false, &quot;non-dropping-particle&quot;: &quot;&quot;, &quot;suffix&quot;: &quot;&quot;, &quot;family&quot;: &quot;Qiagen&quot;, &quot;given&quot;: &quot;&quot;, &quot;dropping-particle&quot;: &quot;&quot;}], &quot;issued&quot;: {&quot;date-parts&quot;: [[&quot;2019&quot;]]}, &quot;publisher&quot;: &quot;Qiagen&quot;, &quot;type&quot;: &quot;book&quot;, &quot;id&quot;: &quot;ITEM-1&quot;, &quot;title&quot;: &quot;QIAprep Miniprep Handbook - QIAGEN&quot;}, &quot;id&quot;: &quot;ITEM-1&quot;}], &quot;properties&quot;: {&quot;noteIndex&quot;: 0}, &quot;mendeley&quot;: {&quot;formattedCitation&quot;: &quot;(Qiagen, 2019)&quot;, &quot;plainTextFormattedCitation&quot;: &quot;(Qiagen, 2019)&quot;, &quot;previouslyFormattedCitation&quot;: &quot;(Qiagen, 2019)&quot;}, &quot;schema&quot;: &quot;https://github.com/citation-style-language/schema/raw/master/csl-citation.json&quot;} RNDTqP0DZVWR0"/><text:span text:style-name="T49">⁠. </text:span></text:p>
      <text:p text:style-name="P49"/>
      <text:p text:style-name="P50">The purified plasmid was <text:span text:style-name="T51">incubated at 37°C for 30mins </text:span>using the following mix:</text:p>
      <text:p text:style-name="P50"/>
      <text:p text:style-name="P73">14.5µ water</text:p>
      <text:p text:style-name="P73">3µL plasmid DNA</text:p>
      <text:p text:style-name="P73">0.5µL NEB Bsal-HFv2 B3733L</text:p>
      <text:p text:style-name="P73">2µL <text:span text:style-name="T50">NEB </text:span>Cutsmart buffer (10x) </text:p>
      <text:p text:style-name="P73"/>
      <text:p text:style-name="P51">The resulting digestions were run against an uncut control plasmid in 0.8% agarose gel for 30mins using the follow two mixtures:</text:p>
      <text:p text:style-name="P51"/>
      <text:p text:style-name="P74">20µL plasmid digestion sample</text:p>
      <text:p text:style-name="P74">5µL loading dye</text:p>
      <text:p text:style-name="P74"/>
      <text:p text:style-name="P74">3µL uncut plasmid DNA</text:p>
      <text:p text:style-name="P74">5µL loading dye</text:p>
      <text:p text:style-name="P74">17µL water </text:p>
      <text:p text:style-name="P74"/>
      <text:p text:style-name="P22">PCR sample sequencing</text:p>
      <text:p text:style-name="P74"/>
      <text:p text:style-name="P54">The purified CDS plasmid was sent for sequencing. In order to do this, the concentration of plasmid was retrieved using a Nanodrop spectrophotometer. <text:span text:style-name="T54">50µL of DNA with a concentration of 25ng/µL was sent for sequencing.</text:span></text:p>
      <text:p text:style-name="P54"/>
      <text:p text:style-name="P21">Positive PCR colony setup:</text:p>
      <text:p text:style-name="P52"/>
      <text:p text:style-name="P52">For each successful colony, colonies were setup for culturing in LB broth. 50mL LB broth and 5µL ampicillin (at 100ug/mL) were <text:span text:style-name="T52">inoculated</text:span> with colonies showing successful <text:span text:style-name="T52">PCR amplification.</text:span></text:p>
      <text:p text:style-name="P52"/>
      <text:p text:style-name="P52"/>
      <text:p text:style-name="P59"><text:span text:style-name="T17">Transformation of Level </text:span><text:span text:style-name="T15">1 constructs</text:span></text:p>
      <text:p text:style-name="P53"><text:span text:style-name="T15"/></text:p>
      <text:p text:style-name="P55">In order to create Level 1 constructs, all parts (promoter, RBS, CDS, and terminator) need to be transformed into a restriction-ligation reaction using Bsal. <text:span text:style-name="T59">The Level 1 constructs are shown in </text:span><text:span text:style-name="T9">Appendix Table 1</text:span><text:span text:style-name="T59">.</text:span></text:p>
      <text:p text:style-name="P55"/>
      <text:p text:style-name="P55">Each part was pelleted down using Qiaquick miniprep <text:reference-mark-start text:name="ADDIN CSL_CITATION {&quot;citationItems&quot;: [{&quot;uris&quot;: [&quot;http://www.mendeley.com/documents/?uuid=9278e981-dc30-3e3e-aab6-556585161e59&quot;], &quot;itemData&quot;: {&quot;author&quot;: [{&quot;parse-names&quot;: false, &quot;non-dropping-particle&quot;: &quot;&quot;, &quot;suffix&quot;: &quot;&quot;, &quot;family&quot;: &quot;Qiagen&quot;, &quot;given&quot;: &quot;&quot;, &quot;dropping-particle&quot;: &quot;&quot;}], &quot;issued&quot;: {&quot;date-parts&quot;: [[&quot;2019&quot;]]}, &quot;publisher&quot;: &quot;Qiagen&quot;, &quot;type&quot;: &quot;book&quot;, &quot;id&quot;: &quot;ITEM-1&quot;, &quot;title&quot;: &quot;QIAprep Miniprep Handbook - QIAGEN&quot;}, &quot;id&quot;: &quot;ITEM-1&quot;}], &quot;properties&quot;: {&quot;noteIndex&quot;: 0}, &quot;mendeley&quot;: {&quot;formattedCitation&quot;: &quot;(Qiagen, 2019)&quot;, &quot;plainTextFormattedCitation&quot;: &quot;(Qiagen, 2019)&quot;}, &quot;schema&quot;: &quot;https://github.com/citation-style-language/schema/raw/master/csl-citation.json&quot;} RNDtmJeyEi6Fq"/><text:span text:style-name="T25">(Qiagen, 2019)</text:span><text:reference-mark-end text:name="ADDIN CSL_CITATION {&quot;citationItems&quot;: [{&quot;uris&quot;: [&quot;http://www.mendeley.com/documents/?uuid=9278e981-dc30-3e3e-aab6-556585161e59&quot;], &quot;itemData&quot;: {&quot;author&quot;: [{&quot;parse-names&quot;: false, &quot;non-dropping-particle&quot;: &quot;&quot;, &quot;suffix&quot;: &quot;&quot;, &quot;family&quot;: &quot;Qiagen&quot;, &quot;given&quot;: &quot;&quot;, &quot;dropping-particle&quot;: &quot;&quot;}], &quot;issued&quot;: {&quot;date-parts&quot;: [[&quot;2019&quot;]]}, &quot;publisher&quot;: &quot;Qiagen&quot;, &quot;type&quot;: &quot;book&quot;, &quot;id&quot;: &quot;ITEM-1&quot;, &quot;title&quot;: &quot;QIAprep Miniprep Handbook - QIAGEN&quot;}, &quot;id&quot;: &quot;ITEM-1&quot;}], &quot;properties&quot;: {&quot;noteIndex&quot;: 0}, &quot;mendeley&quot;: {&quot;formattedCitation&quot;: &quot;(Qiagen, 2019)&quot;, &quot;plainTextFormattedCitation&quot;: &quot;(Qiagen, 2019)&quot;}, &quot;schema&quot;: &quot;https://github.com/citation-style-language/schema/raw/master/csl-citation.json&quot;} RNDtmJeyEi6Fq"/>⁠, and the following mix <text:span text:style-name="T57">used for the final Level 1 construct in PCR tubes:</text:span></text:p>
      <text:p text:style-name="P55"/>
      <text:p text:style-name="P75"><text:soft-page-break/>11µL water</text:p>
      <text:p text:style-name="P76">1µL acceptor plasmid (<text:span text:style-name="T27">CIDAR MoClo Parts Kit </text:span>DVK_AE)</text:p>
      <text:p text:style-name="P76">1µL of each insert (promoter, RBS etc - see Table 5)</text:p>
      <text:p text:style-name="P76">1µL T4 ligase (NEB M0202L)</text:p>
      <text:p text:style-name="P76">1µL T4 ligase buffer (NEB)</text:p>
      <text:p text:style-name="P76">1µL BsaI-HFv2 <text:span text:style-name="T58">(NEB </text:span>B3733L<text:span text:style-name="T58">)</text:span></text:p>
      <text:p text:style-name="P76"/>
      <text:p text:style-name="P33">The following PCR amplification settings were used: </text:p>
      <text:p text:style-name="P33"/>
      <text:p text:style-name="P77">Stage 1 (30x) </text:p>
      <text:p text:style-name="P77">37°C for 5mins</text:p>
      <text:p text:style-name="P77">16°C for 5 mins</text:p>
      <text:p text:style-name="P77"/>
      <text:p text:style-name="P77">Stage 2 (1x)</text:p>
      <text:p text:style-name="P77">65°C for 20mins</text:p>
      <text:p text:style-name="P77">4°C hold</text:p>
      <text:p text:style-name="P5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6:20:12.091000000</meta:creation-date>
    <dc:date>2019-11-27T11:26:51.711000000</dc:date>
    <meta:editing-duration>PT3H34M21S</meta:editing-duration>
    <meta:editing-cycles>78</meta:editing-cycles>
    <meta:generator>LibreOffice/6.2.8.2$Windows_X86_64 LibreOffice_project/f82ddfca21ebc1e222a662a32b25c0c9d20169ee</meta:generator>
    <meta:document-statistic meta:table-count="4" meta:image-count="0" meta:object-count="0" meta:page-count="7" meta:paragraph-count="202" meta:word-count="1322" meta:character-count="9041" meta:non-whitespace-character-count="7886"/>
    <meta:user-defined meta:name="Mendeley Citation Style_1">http://www.zotero.org/styles/apa</meta:user-defined>
    <meta:user-defined meta:name="Mendeley Document_1">True</meta:user-defined>
    <meta:user-defined meta:name="Mendeley Unique User Id_1">e95778e8-4642-3932-b5ac-38488af4473b</meta:user-defined>
  </office:meta>
</office:document-meta>
</file>